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ification 724 events</text:p>
      <text:p text:style-name="Standard"/>
      <text:p text:style-name="Standard">1 - Filed / index.js </text:p>
      <text:p text:style-name="Standard"><text:tab/>Modification des inputs ligne 6-9</text:p>
      <text:p text:style-name="Standard"><text:tab/></text:p>
      <text:p text:style-name="Standard">2- Select / index.j </text:p>
      <text:p text:style-name="Standard"><text:tab/> <text:s text:c="3"/>// Ajout de la valeur newValue dans OnChange</text:p>
      <text:p text:style-name="Standard"><text:s text:c="4"/>// On passe/récupère la value dans Events via le composant Select ligne 21</text:p>
      <text:p text:style-name="Standard"/>
      <text:p text:style-name="Standard">3- containers / Events / index.js</text:p>
      <text:p text:style-name="Standard"><text:tab/>Modification ligne 19-20 pour ajouter une functuion de verification et de trie</text:p>
      <text:p text:style-name="Standard"><text:tab/></text:p>
      <text:p text:style-name="Standard">ligne 53 - Ajout d'une verification </text:p>
      <text:p text:style-name="Standard">Cette ligne de code vérifie si une variable appelée "type" est indéfinie ou nulle. </text:p>
      <text:p text:style-name="Standard">Si c'est le cas, cela déclenche une action spécifique dans notre programme.</text:p>
      <text:p text:style-name="Standard"/>
      <text:p text:style-name="Standard">Dans le contexte, cette condition est utilisée pour décider si l'on doit effectuer un mapping sur le tableau filteredEvents</text:p>
      <text:p text:style-name="Standard"><text:s/>et afficher les éléments du tableau dans des modales.</text:p>
      <text:p text:style-name="Standard"><text:s/>Si la variable type est undefined ou null, cela signifie que le type n'est pas défini</text:p>
      <text:p text:style-name="Standard"><text:s/>ou que l'utilisateur n'a pas encore choisi un type spécifique d'événement à afficher.</text:p>
      <text:p text:style-name="Standard"/>
      <text:p text:style-name="Standard"><text:s/>Dans ce cas, l'expression conditionnelle évaluera à true, ce qui entraînera l'affichage de toutes les modalités pour chaque événement filtré.</text:p>
      <text:p text:style-name="Standard"/>
      <text:p text:style-name="Standard">4 - Form / index.js</text:p>
      <text:p text:style-name="Standard"><text:tab/></text:p>
      <text:p text:style-name="Standard">Ajout de onSucces() ligne 25</text:p>
      <text:p text:style-name="Standard">Ajout des classe name dans les fields ligne 38 et 40</text:p>
      <text:p text:style-name="Standard">Ajout de type= {fields_type.InputEmail) ligne 53</text:p>
      <text:p text:style-name="Standard">Ajout de onClick= onSucces ligne 58</text:p>
      <text:p text:style-name="Standard">Ajout de class name ligne 68</text:p>
      <text:p text:style-name="Standard">modification ligne 84 pour ajouter ! à !null</text:p>
      <text:p text:style-name="Standard"/>
      <text:p text:style-name="Standard">5 - <text:s/>Slider / index.js</text:p>
      <text:p text:style-name="Standard"><text:tab/>Ajout de useEffect et d'une funtion ligne 15 à 31</text:p>
      <text:p text:style-name="Standard">La funtion ainsi que le useEffect permettent de verifié l'etat du carrousel. </text:p>
      <text:p text:style-name="Standard">Ajout de setIndex(0) ligne 20 pour definir l'index de depart.</text:p>
      <text:p text:style-name="Standard">ajout d'un If play pour faire boucler le carrousel et réinitialiser l'etat a chaque card</text:p>
      <text:p text:style-name="Standard">Modification ligne 36 à 48 pour ajouter des ID grace a la methode Key={event.id}</text:p>
      <text:p text:style-name="Standard">et utilisation de la function Play pour afficher ou masquer les slides selon l'id de l'event</text:p>
      <text:p text:style-name="Standard">Ligne 63 ajout de ? avan map pour ajouter une verification </text:p>
      <text:p text:style-name="Standard">et modification ligne 65 de Key= pour la prise en compte des dates et non des id </text:p>
      <text:p text:style-name="Standard"/>
      <text:p text:style-name="Standard">6 - Helpers/Date </text:p>
      <text:p text:style-name="Standard">Modification des id des dates qui commencaient à 1. Toutes les dates étaient donc decallée d'un m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06T12:32:59.55</meta:creation-date>
    <meta:document-statistic meta:table-count="0" meta:image-count="0" meta:object-count="0" meta:page-count="1" meta:paragraph-count="37" meta:word-count="342" meta:character-count="2006"/>
    <dc:date>2024-03-06T12:34:55.24</dc:date>
    <meta:editing-duration>PT1M56S</meta:editing-duration>
    <meta:editing-cycles>1</meta:editing-cycles>
    <meta:generator>OpenOffice/4.1.14$Win32 OpenOffice.org_project/4114m1$Build-9811</meta:generator>
  </office:meta>
</office:document-meta>
</file>